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officeooo:rsid="0013f4e2" officeooo:paragraph-rsid="0013f4e2"/>
    </style:style>
    <style:style style:name="P2" style:family="paragraph" style:parent-style-name="Preformatted_20_Text">
      <style:text-properties officeooo:rsid="00144252" officeooo:paragraph-rsid="00144252"/>
    </style:style>
    <style:style style:name="P3" style:family="paragraph" style:parent-style-name="Preformatted_20_Text">
      <style:paragraph-properties style:writing-mode="lr-tb"/>
    </style:style>
    <style:style style:name="P4" style:family="paragraph" style:parent-style-name="Preformatted_20_Text">
      <style:paragraph-properties style:writing-mode="lr-tb"/>
      <style:text-properties officeooo:rsid="00144252" officeooo:paragraph-rsid="00144252"/>
    </style:style>
    <style:style style:name="T1" style:family="text">
      <style:text-properties officeooo:rsid="00145c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pollock:~/Desktop/cs475/proj/PA4/PA4$ vecMax00 32 32 1280000000</text:p>
      <text:p text:style-name="Preformatted_20_Text">Result: 1280000000.000000</text:p>
      <text:p text:style-name="Preformatted_20_Text"><text:s/>Time to copy input: 0.618775</text:p>
      <text:p text:style-name="Preformatted_20_Text"><text:s/>Compute time: 0.575354</text:p>
      <text:p text:style-name="Preformatted_20_Text"><text:s/>Time to <text:s/>copy output and generate final answer: 0.000043</text:p>
      <text:p text:style-name="Preformatted_20_Text">pollock:~/Desktop/cs475/proj/PA4/PA4$ vecMax01 32 32 1280000000</text:p>
      <text:p text:style-name="Preformatted_20_Text">Result: 1280000000.000000</text:p>
      <text:p text:style-name="Preformatted_20_Text"><text:s/>Time to copy input: 0.645172</text:p>
      <text:p text:style-name="Preformatted_20_Text"><text:s/>Compute time: 0.300824</text:p>
      <text:p text:style-name="Preformatted_20_Text"><text:s/>Time to <text:s/>copy output and generate final answer: 0.000023</text:p>
      <text:p text:style-name="Preformatted_20_Text"/>
      <text:p text:style-name="P1">For the input size of 1.28 billion, vecMax01 gets close to a 2x speedup over vecMax00, and although it does not show the GflopsS, it is much higher for vacMax01 since it is exploiting locality better.</text:p>
      <text:p text:style-name="Preformatted_20_Text"/>
      <text:p text:style-name="Preformatted_20_Text"/>
      <text:p text:style-name="Preformatted_20_Text"/>
      <text:p text:style-name="Preformatted_20_Text">pollock:~/Desktop/cs475/proj/PA4/PA4$ matmult00 100</text:p>
      <text:p text:style-name="Preformatted_20_Text">Data dimensions: 1600x1600 </text:p>
      <text:p text:style-name="Preformatted_20_Text">Grid Dimensions: 100x100 </text:p>
      <text:p text:style-name="Preformatted_20_Text">Block Dimensions: 16x16 </text:p>
      <text:p text:style-name="Preformatted_20_Text">Footprint Dimensions: 16x16 </text:p>
      <text:p text:style-name="Preformatted_20_Text">Time: 0.068930 (sec), nFlops: 8192000000, GFlopsS: 118.845359</text:p>
      <text:p text:style-name="Preformatted_20_Text">pollock:~/Desktop/cs475/proj/PA4/PA4$ matmult01 50</text:p>
      <text:p text:style-name="Preformatted_20_Text">Data dimensions: 1600x1600 </text:p>
      <text:p text:style-name="Preformatted_20_Text">Grid Dimensions: 50x50 </text:p>
      <text:p text:style-name="Preformatted_20_Text">Block Dimensions: 16x16 </text:p>
      <text:p text:style-name="Preformatted_20_Text">Footprint Dimensions: 32x32 </text:p>
      <text:p text:style-name="Preformatted_20_Text">Time: 0.012199 (sec), nFlops: 8192000000, GFlopsS: 671.521457</text:p>
      <text:p text:style-name="Preformatted_20_Text"/>
      <text:p text:style-name="P2">The optimized matmult gets a much better execution time, and a lot more GflopsS because it properly coalesces more memory accesses.</text:p>
      <text:p text:style-name="Preformatted_20_Text"/>
      <text:p text:style-name="P3">pollock:~/Desktop/cs475/proj/PA4/PA4$ matmult00 200</text:p>
      <text:p text:style-name="P3">Data dimensions: 3200x3200 </text:p>
      <text:p text:style-name="P3">Grid Dimensions: 200x200 </text:p>
      <text:p text:style-name="P3">Block Dimensions: 16x16 </text:p>
      <text:p text:style-name="P3">Footprint Dimensions: 16x16 </text:p>
      <text:p text:style-name="P3">Time: 0.180826 (sec), nFlops: 65536000000, GFlopsS: 362.425860</text:p>
      <text:p text:style-name="P3">pollock:~/Desktop/cs475/proj/PA4/PA4$ matmult01 100</text:p>
      <text:p text:style-name="P3">Data dimensions: 3200x3200 </text:p>
      <text:p text:style-name="P3">Grid Dimensions: 100x100 </text:p>
      <text:p text:style-name="P3">Block Dimensions: 16x16 </text:p>
      <text:p text:style-name="P3">Footprint Dimensions: 32x32 </text:p>
      <text:p text:style-name="P3">Time: 0.218964 (sec), nFlops: 65536000000, GFlopsS: 299.300531</text:p>
      <text:p text:style-name="P3"/>
      <text:p text:style-name="P4">For this input size, matmult01 falls short. I believe this has to do with the footprint dimensions, because matmult00 did badly on the previous one where the input was 100x the footprint dimension, but I’m not sure what is going on here.</text:p>
      <text:p text:style-name="P3"/>
      <text:p text:style-name="P3">pollock:~/Desktop/cs475/proj/PA4/PA4$ matmult00 400</text:p>
      <text:p text:style-name="P3">Data dimensions: 6400x6400 </text:p>
      <text:p text:style-name="P3">Grid Dimensions: 400x400 </text:p>
      <text:p text:style-name="P3">Block Dimensions: 16x16 </text:p>
      <text:p text:style-name="P3">Footprint Dimensions: 16x16 </text:p>
      <text:p text:style-name="P3">Time: 0.969880 (sec), nFlops: 524288000000, GFlopsS: 540.569909</text:p>
      <text:p text:style-name="P3">pollock:~/Desktop/cs475/proj/PA4/PA4$ matmult01 200</text:p>
      <text:p text:style-name="P3">Data dimensions: 6400x6400 </text:p>
      <text:p text:style-name="P3">Grid Dimensions: 200x200 </text:p>
      <text:p text:style-name="P3"><text:soft-page-break/>Block Dimensions: 16x16 </text:p>
      <text:p text:style-name="P3">Footprint Dimensions: 32x32 </text:p>
      <text:p text:style-name="P3">Time: 0.419979 (sec), nFlops: 524288000000, GFlopsS: 1248.367605</text:p>
      <text:p text:style-name="P3"/>
      <text:p text:style-name="P3"/>
      <text:p text:style-name="P4">Again, matmult is able to execute better with coalescing.</text:p>
      <text:p text:style-name="P4"/>
      <text:p text:style-name="P4"/>
      <text:p text:style-name="P4">After playing with the block size, it seems that the performance will improve as long as all the shared data for all 3 matrices can fit nicely in shared memory, after that there are errors. Small block sizes don’t perform as well because they make more frequent memory accesses. </text:p>
      <text:p text:style-name="P4"/>
      <text:p text:style-name="P4"/>
      <text:p text:style-name="P4">Some general tips on optimizing CUDA:</text:p>
      <text:p text:style-name="P4"/>
      <text:p text:style-name="P4">Coalesce data for improved locality and memory access.</text:p>
      <text:p text:style-name="P4"/>
      <text:p text:style-name="P4">Make sure that the memory banks don’t cause threads to wait sequentially to access an element in shared memory, by messing with the sizes or either blocks, column padding <text:span text:style-name="T1">or any other valid meth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3T21:09:36.146552018</dc:date>
    <meta:editing-duration>PT6M59S</meta:editing-duration>
    <meta:editing-cycles>2</meta:editing-cycles>
    <meta:generator>LibreOffice/5.4.7.2$Linux_X86_64 LibreOffice_project/40$Build-2</meta:generator>
    <meta:document-statistic meta:table-count="0" meta:image-count="0" meta:object-count="0" meta:page-count="2" meta:paragraph-count="54" meta:word-count="385" meta:character-count="2886" meta:non-whitespace-character-count="2522"/>
  </office:meta>
</office:document-meta>
</file>